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n" fo:country="GB" fo:font-weight="bold" officeooo:rsid="00166bbc" officeooo:paragraph-rsid="00166bbc" style:font-size-asian="14pt" style:font-weight-asian="bold" style:font-size-complex="14pt" style:font-weight-complex="bold"/>
    </style:style>
    <style:style style:name="P2" style:family="paragraph" style:parent-style-name="Standard">
      <style:paragraph-properties fo:text-align="justify" style:justify-single-word="false"/>
      <style:text-properties fo:language="en" fo:country="GB" fo:font-weight="normal" officeooo:rsid="0023a361" officeooo:paragraph-rsid="0023a361" style:font-weight-asian="normal" style:font-weight-complex="normal"/>
    </style:style>
    <style:style style:name="P3" style:family="paragraph" style:parent-style-name="Standard">
      <style:paragraph-properties fo:text-align="justify" style:justify-single-word="false"/>
      <style:text-properties fo:language="en" fo:country="GB" fo:font-weight="normal" officeooo:rsid="0023a361" officeooo:paragraph-rsid="00275a4e" style:font-weight-asian="normal" style:font-weight-complex="normal"/>
    </style:style>
    <style:style style:name="P4" style:family="paragraph" style:parent-style-name="Standard">
      <style:paragraph-properties fo:text-align="justify" style:justify-single-word="false"/>
      <style:text-properties fo:language="en" fo:country="GB" fo:font-weight="normal" officeooo:rsid="0023a361" officeooo:paragraph-rsid="001fb7c3" style:font-weight-asian="normal" style:font-weight-complex="normal"/>
    </style:style>
    <style:style style:name="P5" style:family="paragraph" style:parent-style-name="Standard">
      <style:paragraph-properties fo:text-align="justify" style:justify-single-word="false"/>
      <style:text-properties fo:language="en" fo:country="GB" fo:font-weight="normal" officeooo:rsid="00166bbc" officeooo:paragraph-rsid="00166bbc" style:font-weight-asian="normal" style:font-weight-complex="normal"/>
    </style:style>
    <style:style style:name="P6" style:family="paragraph" style:parent-style-name="Standard">
      <style:paragraph-properties fo:text-align="justify" style:justify-single-word="false"/>
      <style:text-properties fo:language="en" fo:country="GB" fo:font-weight="normal" officeooo:rsid="00166bbc" officeooo:paragraph-rsid="00308cab" style:font-weight-asian="normal" style:font-weight-complex="normal"/>
    </style:style>
    <style:style style:name="P7" style:family="paragraph" style:parent-style-name="Standard">
      <style:paragraph-properties fo:text-align="justify" style:justify-single-word="false"/>
      <style:text-properties fo:language="en" fo:country="GB" fo:font-weight="normal" officeooo:rsid="00166bbc" officeooo:paragraph-rsid="003c8142" style:font-weight-asian="normal" style:font-weight-complex="normal"/>
    </style:style>
    <style:style style:name="P8" style:family="paragraph" style:parent-style-name="Standard">
      <style:paragraph-properties fo:text-align="justify" style:justify-single-word="false"/>
      <style:text-properties fo:language="en" fo:country="GB" fo:font-weight="normal" officeooo:rsid="001863c5" officeooo:paragraph-rsid="001863c5" style:font-weight-asian="normal" style:font-weight-complex="normal"/>
    </style:style>
    <style:style style:name="P9" style:family="paragraph" style:parent-style-name="Standard">
      <style:paragraph-properties fo:text-align="justify" style:justify-single-word="false"/>
      <style:text-properties fo:language="en" fo:country="GB" fo:font-weight="normal" officeooo:rsid="001a38c2" officeooo:paragraph-rsid="001a38c2" style:font-weight-asian="normal" style:font-weight-complex="normal"/>
    </style:style>
    <style:style style:name="P10" style:family="paragraph" style:parent-style-name="Standard">
      <style:paragraph-properties fo:text-align="justify" style:justify-single-word="false"/>
      <style:text-properties fo:language="en" fo:country="GB" fo:font-weight="normal" officeooo:rsid="001d5b36" officeooo:paragraph-rsid="001d5b36" style:font-weight-asian="normal" style:font-weight-complex="normal"/>
    </style:style>
    <style:style style:name="P11" style:family="paragraph" style:parent-style-name="Standard">
      <style:paragraph-properties fo:text-align="justify" style:justify-single-word="false"/>
      <style:text-properties fo:language="en" fo:country="GB" fo:font-weight="normal" officeooo:rsid="00234c2f" officeooo:paragraph-rsid="00234c2f" style:font-weight-asian="normal" style:font-weight-complex="normal"/>
    </style:style>
    <style:style style:name="P12" style:family="paragraph" style:parent-style-name="Standard">
      <style:paragraph-properties fo:text-align="justify" style:justify-single-word="false"/>
      <style:text-properties fo:language="en" fo:country="GB" fo:font-weight="normal" officeooo:rsid="001fb7c3" officeooo:paragraph-rsid="001fb7c3" style:font-weight-asian="normal" style:font-weight-complex="normal"/>
    </style:style>
    <style:style style:name="P13" style:family="paragraph" style:parent-style-name="Standard">
      <style:paragraph-properties fo:text-align="justify" style:justify-single-word="false"/>
      <style:text-properties fo:language="en" fo:country="GB" fo:font-weight="normal" officeooo:rsid="001fb7c3" officeooo:paragraph-rsid="0021af1c" style:font-weight-asian="normal" style:font-weight-complex="normal"/>
    </style:style>
    <style:style style:name="P14" style:family="paragraph" style:parent-style-name="Standard">
      <style:paragraph-properties fo:text-align="justify" style:justify-single-word="false"/>
      <style:text-properties fo:language="en" fo:country="GB" fo:font-weight="normal" officeooo:rsid="0028c0e9" officeooo:paragraph-rsid="0028c0e9" style:font-weight-asian="normal" style:font-weight-complex="normal"/>
    </style:style>
    <style:style style:name="P15" style:family="paragraph" style:parent-style-name="Standard">
      <style:paragraph-properties fo:text-align="justify" style:justify-single-word="false"/>
      <style:text-properties fo:language="en" fo:country="GB" fo:font-weight="normal" officeooo:rsid="002b00c6" officeooo:paragraph-rsid="002b00c6" style:font-weight-asian="normal" style:font-weight-complex="normal"/>
    </style:style>
    <style:style style:name="P16" style:family="paragraph" style:parent-style-name="Standard">
      <style:paragraph-properties fo:text-align="justify" style:justify-single-word="false"/>
      <style:text-properties fo:language="en" fo:country="GB" fo:font-weight="bold" officeooo:rsid="00166bbc" officeooo:paragraph-rsid="00166bbc" style:font-weight-asian="bold" style:font-weight-complex="bold"/>
    </style:style>
    <style:style style:name="P17" style:family="paragraph" style:parent-style-name="Standard">
      <style:paragraph-properties fo:text-align="justify" style:justify-single-word="false"/>
      <style:text-properties fo:language="en" fo:country="GB" fo:font-weight="bold" officeooo:rsid="00234c2f" officeooo:paragraph-rsid="00234c2f" style:font-weight-asian="bold" style:font-weight-complex="bold"/>
    </style:style>
    <style:style style:name="P18" style:family="paragraph" style:parent-style-name="Standard">
      <style:paragraph-properties fo:text-align="justify" style:justify-single-word="false"/>
      <style:text-properties fo:language="en" fo:country="GB" officeooo:rsid="001863c5" officeooo:paragraph-rsid="001a38c2"/>
    </style:style>
    <style:style style:name="P19" style:family="paragraph" style:parent-style-name="Standard">
      <style:paragraph-properties fo:text-align="justify" style:justify-single-word="false"/>
      <style:text-properties fo:language="en" fo:country="GB" fo:font-style="normal" fo:font-weight="normal" officeooo:rsid="00275a4e" officeooo:paragraph-rsid="00275a4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language="en" fo:country="GB" fo:font-style="normal" fo:font-weight="normal" officeooo:rsid="003114ab" officeooo:paragraph-rsid="003114ab"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language="en" fo:country="GB" fo:font-style="normal" fo:font-weight="normal" officeooo:rsid="00355e1d" officeooo:paragraph-rsid="00355e1d"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language="en" fo:country="GB" fo:font-style="normal" fo:font-weight="normal" officeooo:rsid="00365658" officeooo:paragraph-rsid="00365658"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language="en" fo:country="GB" fo:font-style="normal" fo:font-weight="normal" officeooo:rsid="003c7bd5" officeooo:paragraph-rsid="003c7bd5"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language="en" fo:country="GB" fo:font-style="normal" fo:font-weight="normal" officeooo:rsid="003c8142" officeooo:paragraph-rsid="003c8142"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n" fo:country="GB" fo:font-style="normal" fo:font-weight="normal" officeooo:rsid="00166bbc" officeooo:paragraph-rsid="003c8142"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language="en" fo:country="GB" fo:font-style="normal" fo:font-weight="bold" officeooo:rsid="003114ab" officeooo:paragraph-rsid="003114ab"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language="en" fo:country="GB" fo:font-style="normal" fo:font-weight="bold" officeooo:rsid="00355e1d" officeooo:paragraph-rsid="00355e1d"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language="en" fo:country="GB" fo:font-style="normal" fo:font-weight="bold" officeooo:rsid="0038a994" officeooo:paragraph-rsid="0038a994"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language="en" fo:country="GB" fo:font-style="normal" fo:font-weight="bold" officeooo:rsid="003c8142" officeooo:paragraph-rsid="003c8142" style:font-style-asian="normal" style:font-weight-asian="bold" style:font-style-complex="normal" style:font-weight-complex="bold"/>
    </style:style>
    <style:style style:name="P30" style:family="paragraph" style:parent-style-name="Standard" style:list-style-name="L1">
      <style:paragraph-properties fo:text-align="justify" style:justify-single-word="false"/>
      <style:text-properties fo:language="en" fo:country="GB" officeooo:rsid="00166bbc" officeooo:paragraph-rsid="00166bbc"/>
    </style:style>
    <style:style style:name="P31" style:family="paragraph" style:parent-style-name="Standard" style:list-style-name="L1">
      <style:paragraph-properties fo:text-align="justify" style:justify-single-word="false"/>
      <style:text-properties fo:language="en" fo:country="GB" fo:font-weight="normal" officeooo:rsid="001863c5" officeooo:paragraph-rsid="001863c5" style:font-weight-asian="normal" style:font-weight-complex="normal"/>
    </style:style>
    <style:style style:name="P32" style:family="paragraph" style:parent-style-name="Standard">
      <style:paragraph-properties fo:text-align="justify" style:justify-single-word="false"/>
      <style:text-properties fo:language="en" fo:country="GB" fo:font-weight="normal" officeooo:rsid="002b927e" officeooo:paragraph-rsid="002b00c6" style:font-weight-asian="normal" style:font-weight-complex="normal"/>
    </style:style>
    <style:style style:name="P33" style:family="paragraph" style:parent-style-name="Standard">
      <style:paragraph-properties fo:text-align="justify" style:justify-single-word="false"/>
      <style:text-properties fo:language="en" fo:country="GB" fo:font-style="normal" fo:font-weight="normal" officeooo:rsid="0021af1c" officeooo:paragraph-rsid="0021af1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language="en" fo:country="GB" fo:font-style="normal" fo:font-weight="normal" officeooo:rsid="00308cab" officeooo:paragraph-rsid="003c8142"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language="en" fo:country="GB" fo:font-style="normal" fo:font-weight="normal" officeooo:rsid="00355e1d" officeooo:paragraph-rsid="00355e1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language="en" fo:country="GB" fo:font-style="normal" fo:font-weight="bold" officeooo:rsid="003c8142" officeooo:paragraph-rsid="003c8142"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language="en" fo:country="GB" fo:font-style="normal" fo:font-weight="bold" officeooo:rsid="0038a994" officeooo:paragraph-rsid="0038a994"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language="en" fo:country="GB" fo:font-style="normal" fo:font-weight="bold" officeooo:rsid="00355e1d" officeooo:paragraph-rsid="00355e1d"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language="en" fo:country="GB" fo:font-style="normal" fo:font-weight="bold" officeooo:rsid="003114ab" officeooo:paragraph-rsid="003114ab"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language="en" fo:country="GB" officeooo:rsid="001863c5" officeooo:paragraph-rsid="003f85f4"/>
    </style:style>
    <style:style style:name="P41" style:family="paragraph" style:parent-style-name="Standard">
      <style:paragraph-properties fo:text-align="justify" style:justify-single-word="false"/>
      <style:text-properties fo:language="en" fo:country="GB" fo:font-weight="bold" officeooo:rsid="0028c0e9" officeooo:paragraph-rsid="0028c0e9" style:font-weight-asian="bold" style:font-weight-complex="bold"/>
    </style:style>
    <style:style style:name="P42" style:family="paragraph" style:parent-style-name="Standard">
      <style:paragraph-properties fo:text-align="justify" style:justify-single-word="false"/>
      <style:text-properties fo:language="en" fo:country="GB" fo:font-weight="bold" officeooo:rsid="00234c2f" officeooo:paragraph-rsid="00234c2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863c5" style:font-weight-asian="normal" style:font-weight-complex="normal"/>
    </style:style>
    <style:style style:name="T3" style:family="text">
      <style:text-properties fo:font-weight="normal" officeooo:rsid="001a38c2" style:font-weight-asian="normal" style:font-weight-complex="normal"/>
    </style:style>
    <style:style style:name="T4" style:family="text">
      <style:text-properties fo:font-weight="normal" officeooo:rsid="001b8b25" style:font-weight-asian="normal" style:font-weight-complex="normal"/>
    </style:style>
    <style:style style:name="T5" style:family="text">
      <style:text-properties fo:font-weight="normal" officeooo:rsid="001d5b36" style:font-weight-asian="normal" style:font-weight-complex="normal"/>
    </style:style>
    <style:style style:name="T6" style:family="text">
      <style:text-properties officeooo:rsid="001db941"/>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1af1c" style:font-style-asian="normal" style:font-style-complex="normal"/>
    </style:style>
    <style:style style:name="T10" style:family="text">
      <style:text-properties fo:font-style="normal" officeooo:rsid="0023a361" style:font-style-asian="normal" style:font-style-complex="normal"/>
    </style:style>
    <style:style style:name="T11" style:family="text">
      <style:text-properties fo:font-style="normal" officeooo:rsid="00275a4e" style:font-style-asian="normal" style:font-style-complex="normal"/>
    </style:style>
    <style:style style:name="T12" style:family="text">
      <style:text-properties officeooo:rsid="0023a361"/>
    </style:style>
    <style:style style:name="T13" style:family="text">
      <style:text-properties officeooo:rsid="00297880"/>
    </style:style>
    <style:style style:name="T14" style:family="text">
      <style:text-properties officeooo:rsid="002ba353"/>
    </style:style>
    <style:style style:name="T15" style:family="text">
      <style:text-properties officeooo:rsid="002d4f4a"/>
    </style:style>
    <style:style style:name="T16" style:family="text">
      <style:text-properties officeooo:rsid="002f02a1"/>
    </style:style>
    <style:style style:name="T17" style:family="text">
      <style:text-properties officeooo:rsid="00308cab"/>
    </style:style>
    <style:style style:name="T18" style:family="text">
      <style:text-properties officeooo:rsid="003229d6"/>
    </style:style>
    <style:style style:name="T19" style:family="text">
      <style:text-properties officeooo:rsid="0032cbbd"/>
    </style:style>
    <style:style style:name="T20" style:family="text">
      <style:text-properties fo:font-weight="bold" officeooo:rsid="00234c2f" style:font-weight-asian="bold" style:font-weight-complex="bold"/>
    </style:style>
    <style:style style:name="T21" style:family="text">
      <style:text-properties officeooo:rsid="00365658"/>
    </style:style>
    <style:style style:name="T22" style:family="text">
      <style:text-properties officeooo:rsid="00371565"/>
    </style:style>
    <style:style style:name="T23" style:family="text">
      <style:text-properties officeooo:rsid="003a8f7a"/>
    </style:style>
    <style:style style:name="T24" style:family="text">
      <style:text-properties officeooo:rsid="003d6633"/>
    </style:style>
    <style:style style:name="T25" style:family="text">
      <style:text-properties officeooo:rsid="003dbc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text:p>
      <text:p text:style-name="P16"/>
      <text:p text:style-name="P17">Early <text:span text:style-name="T12">Design</text:span></text:p>
      <text:p text:style-name="P17"/>
      <text:p text:style-name="P5">What eventually became known as the “logic branch” of our module tree is where we kept all of the modules responsible for handling the game's mechanics whilst in a battle. These would be the invisible calculations the game would make to determine <text:span text:style-name="T16">how the game would progress.</text:span></text:p>
      <text:p text:style-name="P5"/>
      <text:p text:style-name="P7">As our game was turn-based, we decided early on that it would be most suitable to have the game controlled by a state machine. Each state would be a different stage in the turn or a set of calculations the game needed to make.</text:p>
      <text:p text:style-name="P7"/>
      <text:p text:style-name="P7">Our initial draft of the state machine had the following states:</text:p>
      <text:p text:style-name="P6"/>
      <text:list xml:id="list8945395918171402649" text:style-name="L1">
        <text:list-item>
          <text:p text:style-name="P30"><text:span text:style-name="T1">Start – where any initial set-up for the battle could take place. </text:span><text:span text:style-name="T2">This could include selecting an enemy, choosing a problem for the player to solve and any initial graphical set-up.</text:span></text:p>
        </text:list-item>
        <text:list-item>
          <text:p text:style-name="P31">Player Turn – where the player would be in control of the game and could choose what action they wished to take.</text:p>
        </text:list-item>
        <text:list-item>
          <text:p text:style-name="P31">Player Action – where the game would execute the players commands. This would include checking whether or not the attack was successful and displaying the appropriate animations.</text:p>
        </text:list-item>
        <text:list-item>
          <text:p text:style-name="P31">Enemy Turn – where the enemy would take its turn and attack back. We decided that as the enemy turn would be decided by the computer, there was no need to split the choice and action parts into separate states.</text:p>
        </text:list-item>
        <text:list-item>
          <text:p text:style-name="P31">Check Health – here, the game would check the player and enemy health values to determine whether or not the game should continue. If the player had zero health, the game <text:soft-page-break/>should end and return to the menu. If the enemy had zero health, the player should proceed to the next level. Otherwise, the game should continue to the next turn.</text:p>
        </text:list-item>
        <text:list-item>
          <text:p text:style-name="P31">Win – this would have displayed a win animation and then sent the player to either the next level or map.</text:p>
        </text:list-item>
        <text:list-item>
          <text:p text:style-name="P31">Lose - this would have displayed a lose animation and then sent the player back to the menu, or ended the game.</text:p>
        </text:list-item>
      </text:list>
      <text:p text:style-name="P8"/>
      <text:p text:style-name="P18"><text:span text:style-name="T1">The final version of the state machine was actually very similar to our initial draft. The main difference </text:span><text:span text:style-name="T3">between the two is that the final version did not have an Enemy Turn state. Our initial idea was to have the enemy retaliate between player turns, with damage increasing if the player had failed the previous puzzle. However, it seemed unsatisfying for the player to be attacked even when they had correctly worked out the </text:span><text:span text:style-name="T5">solution to the </text:span><text:span text:style-name="T3">puzzle. This also did not add any additional puzzles to the game.</text:span></text:p>
      <text:p text:style-name="P9"/>
      <text:p text:style-name="P40"><text:span text:style-name="T3">Instead, we felt that it would better if every turn was the player's turn. This let the player retain agency and kept their attention on the puzzle, which was the main focus of the game. We changed our design so that the enemy would reflect back the player's attacks if they chose incorrectly. Overall, we felt this gave the game a much better flow and was more focussed on </text:span><text:span text:style-name="T4">the puzzle side of the game.</text:span></text:p>
      <text:p text:style-name="P40"><text:span text:style-name="T4"/></text:p>
      <text:p text:style-name="P40"><text:span text:style-name="T20">Checking boolean problems</text:span></text:p>
      <text:p text:style-name="P40"><text:span text:style-name="T20"/></text:p>
      <text:p text:style-name="P10">Having decided on roughly how the game would be structured, the next step was to think about how the game would handle the central mechanic of solving boolean problems. <text:span text:style-name="T6">We needed a way for the game to look at the combination of elements the player had chosen and then determine whether or not this satisfied the boolean equation.</text:span></text:p>
      <text:p text:style-name="P10"><text:soft-page-break/></text:p>
      <text:p text:style-name="P11">It is relatively simple to create a function in C that can check whether or not some inputs satisfy a boolean equation. It becomes considerably more complicated when the boolean equation needs to change from level to level, as it means the equation itself becomes an argument of the function. It may have been possible to create a parsing function that would interpret a string of characters and convert them into an equation, which could then be used to check the player's solution. However, this was beyond the scope of our programming knowledge when we were designing the system.</text:p>
      <text:p text:style-name="P11"/>
      <text:p text:style-name="P11">Instead, our solution was to create an array of “answers” <text:span text:style-name="T12">for each puzzle, and then check to see if the player's choice of elements matched any of these. Whilst certainly cruder than the above method, this proved to be powerful and flexible enough to meet then needs of our game. The only major downside was that, as these answers had to be entered manually, there was potential for these answers to be entered incorrectly. </text:span></text:p>
      <text:p text:style-name="P12"/>
      <text:p text:style-name="P4">We chose to represent each attack combination as an integer, using the following formula:</text:p>
      <text:p text:style-name="P12"/>
      <text:p text:style-name="P12"><text:tab/><text:span text:style-name="T7">attack = </text:span><text:span text:style-name="T8">100 * </text:span><text:span text:style-name="T7">L </text:span><text:span text:style-name="T8">+ 10</text:span><text:span text:style-name="T7"> </text:span><text:span text:style-name="T8">* </text:span><text:span text:style-name="T7">I</text:span><text:span text:style-name="T8"> + 1 * </text:span><text:span text:style-name="T7">F</text:span></text:p>
      <text:p text:style-name="P12"/>
      <text:p text:style-name="P12"><text:span text:style-name="T8">Here, </text:span><text:span text:style-name="T7">L, I </text:span><text:span text:style-name="T8">and </text:span><text:span text:style-name="T7">F </text:span><text:span text:style-name="T8">will be either 0 or 1, depending on whether or not the player chose to enable their lightning, ice or fire attack. This will generate a unique number for each of the </text:span><text:span text:style-name="T10">eight</text:span><text:span text:style-name="T8"> possible attack combinations, </text:span><text:span text:style-name="T10">and meant that we only needed to check one number in our answer array, rather than three</text:span><text:span text:style-name="T8">. It was also immediately obvious for us to understand what each attack integer meant, as each digit corresponded to an element.</text:span></text:p>
      <text:p text:style-name="P12"/>
      <text:p text:style-name="P13"><text:span text:style-name="T8">Note that we later realised we could have used binary numbers here instead of decimal and achieved the same result. This also would have meant we could have used bit-wise operations to check which </text:span><text:soft-page-break/><text:span text:style-name="T8">elements were being used, </text:span><text:span text:style-name="T9">rather than inventing our own formulas</text:span><text:span text:style-name="T8">. However, </text:span><text:span text:style-name="T9">by the time we realised this we had already been completed the main framework of the project. Therefore, we decided that it was not worth taking the time to change, nor was it worth running the risk of making the code unstable.</text:span></text:p>
      <text:p text:style-name="P33"/>
      <text:p text:style-name="P12"/>
      <text:p text:style-name="P41"><text:span text:style-name="T8">First Prototype</text:span></text:p>
      <text:p text:style-name="P41"><text:span text:style-name="T8"/></text:p>
      <text:p text:style-name="P14">The next task was to build a working prototype of the game. As the display module was being developed independently of the games internal logic, the first prototype had to function without any visual display or input. Instead, it would have to run in the <text:span text:style-name="T13">terminal</text:span>. This kept in line with our goal of being agile developers, as it kept the logic and display branches independent and allowed us to work on different areas simultaneously.</text:p>
      <text:p text:style-name="P14"/>
      <text:p text:style-name="P32">One of our agile development goals was keeping to short development cycles for each leg. Therefore, we wanted to get our first prototype finished as quickly as possible. Whilst we still wanted to demonstrate the core mechanics of the game, solving boolean logic problems, this meant that some features would be left out. The two main features omitted were multiple enemies and a check to make sure the player had not repeating any attacks. We also chose to leave out the enemy's turn, but as explained earlier, this was eventually cut from the game entirely.</text:p>
      <text:p text:style-name="P15"/>
      <text:p text:style-name="P3"><text:span text:style-name="T11">Even though we had a clear idea of how we wanted our game to operate, we struggled at first to create a working module structure. </text:span><text:span text:style-name="T8">Our original design for modules drew heavily from our state machine structure. We had a module for each state, all governed by a separate state machine module.</text:span></text:p>
      <text:p text:style-name="P3"/>
      <text:p text:style-name="P19"><text:soft-page-break/>When it came to actually writing the code, we discovered that it was difficult to maintain <text:span text:style-name="T14">the </text:span>dependencies we had drawn in our module diagram. With hindsight, it <text:span text:style-name="T15">i</text:span>s easy to see that we tried to arrange the modules based on the chronological order we expected them to be used by the programme. We quickly realised this approach would not work and we decided to start again before we wasted too much time on it.</text:p>
      <text:p text:style-name="P2"/>
      <text:p text:style-name="P19">Instead, we went back to some of the example projects provided to us in order to look for inspiration. This gave us a much better idea of how to build a project up, starting from the simplest functions and then adding to them. Starting with a base module very similar to one of the examples, we created a new structure which we retained for most of the project.</text:p>
      <text:p text:style-name="P19"/>
      <text:p text:style-name="P20">There are a couple of important features to how we structured our code. The first was to include a test function with every module. These would be able to run when the module was compiled with the modules below them in the module diagram. This let us quickly test the code one module at a time and check that changes made to the game had not caused any errors. These tests were developed alongside the main body of code.</text:p>
      <text:p text:style-name="P20"/>
      <text:p text:style-name="P20">The second feature of our structure was the separation of interface and implementation of our code. This meant that we wanted to ensure that the header files only contained declarations and definitions that were used elsewhere in the code. Anything else would be kept in the main c file so that it could only be accessed from within the module. This was decided with the goal of keeping the code stable and secure, <text:span text:style-name="T18">by making sure that other modules were not accidentally calling functions they did not need to.</text:span></text:p>
      <text:p text:style-name="P20"/>
      <text:p text:style-name="P21">Naturally, we chose to start developing at the bottom our module diagram and worked our way up.</text:p>
      <text:p text:style-name="P20"/>
      <text:p text:style-name="P19"><text:soft-page-break/></text:p>
      <text:p text:style-name="P26">Base Module</text:p>
      <text:p text:style-name="P26"/>
      <text:p text:style-name="P20">The only functions contained in the base module are the success and fail modules, which we used to write to the terminal during testing. This was an idea we adapted from one of the example games provided in the course. This allowed us to write test functions more quickly. These functions did not have much of an effect on the game itself.</text:p>
      <text:p text:style-name="P20"/>
      <text:p text:style-name="P20">The header file <text:span text:style-name="T19">contained a forward declaration of our battleState enumerated type. This was placed here as most modules needed to be able to access the game's battleState variable at some point.</text:span></text:p>
      <text:p text:style-name="P20"/>
      <text:p text:style-name="P20"/>
      <text:p text:style-name="P27">Enemy Module</text:p>
      <text:p text:style-name="P27"/>
      <text:p text:style-name="P21">This module contained the enemy structure. This was used to keep all of the information about a level's enemy in one place. Originally, this only included basic information, such as the enemy's weakness array and health total. As development progressed, however, we realised that we could use this structure to store all the information required to generate a level. Therefore, we added more properties to the structure, such as the enemy's sprite and background image for a level. This worked as each level was already defined by the enemy encountered within it, so the level and enemy became synonymous.</text:p>
      <text:p text:style-name="P21"/>
      <text:p text:style-name="P21"/>
      <text:p text:style-name="P27">Check Attack Module</text:p>
      <text:p text:style-name="P27"/>
      <text:p text:style-name="P21">This module was responsible for checking whether or not an attack was successful. <text:span text:style-name="T21">This was </text:span><text:soft-page-break/><text:span text:style-name="T21">relatively simple to build once we had decided on the best way to represent an attack (as detailed earlier in this chapter).</text:span></text:p>
      <text:p text:style-name="P21"/>
      <text:p text:style-name="P22">The first build of the game did not check to see if a player had already used their selected attack. Once we had decided to add this, we felt that the <text:span text:style-name="T23">c</text:span>heck <text:span text:style-name="T23">a</text:span>ttack module was the best place to place it. The checkUsed function was simple and could actually have been placed anywhere, but we felt that this module made the most sense for thematic reasons (as it was still checking attacks). <text:span text:style-name="T22">This at least made it easier for us to remember where we had placed it.</text:span></text:p>
      <text:p text:style-name="P22"/>
      <text:p text:style-name="P22"/>
      <text:p text:style-name="P28">Damage Module</text:p>
      <text:p text:style-name="P28"/>
      <text:p text:style-name="P23">The damage module deals damage to either the enemy or player, depending on whether or not the player's attack was successful. It then checks if both the player and enemy are still alive and returns 0 if so. If not, the it ends the battle by returning -1 or 1.</text:p>
      <text:p text:style-name="P23"/>
      <text:p text:style-name="P24">There are also two extra functions, one for winning the battle and one for losing it. Currently, these only print a line to the terminal and then return one of the values above. However, we have included them so that if we wanted to keep working on the game, we could add more functionality here. For example, an animation could play on screen to indicate success or game over.</text:p>
      <text:p text:style-name="P24"/>
      <text:p text:style-name="P24"/>
      <text:p text:style-name="P29">Input Module</text:p>
      <text:p text:style-name="P29"/>
      <text:p text:style-name="P24">In the final version, the games input is handled by an on-screen GUI. However, we still needed a way to play through and test the game before we had integrated the graphics modules with the logic. <text:soft-page-break/>Therefore, we developed a simple input module that would use the terminal as input.</text:p>
      <text:p text:style-name="P24"/>
      <text:p text:style-name="P24">In this module, the player would type in the three-digit integer value of their chosen attack. The game would then use this input to calculate damage, exactly as if it had received it from the GUI. </text:p>
      <text:p text:style-name="P24"/>
      <text:p text:style-name="P24">As we knew we would be later removing this from the game, it was kept isolated from the rest of the code in its own module. This meant that once we integrated the graphics, this module could be easily removed from the game by simply removing it from the makefile.</text:p>
      <text:p text:style-name="P24"/>
      <text:p text:style-name="P29"/>
      <text:p text:style-name="P29">State Machine Module</text:p>
      <text:p text:style-name="P29"/>
      <text:p text:style-name="P24">The state machine is the backbone of the game, as it is responsible for calling most of the games functions and deciding the flow of the game.</text:p>
      <text:p text:style-name="P24"/>
      <text:p text:style-name="P34">We built this by putting a switch statement inside a while loop. Each time the game would run through the while loop, the switch statement would check what the state variable was currently set to and run the associated functions. During this, one of the functions might change the value of the state variable and let the game move on.</text:p>
      <text:p text:style-name="P25"/>
      <text:p text:style-name="P24">Most of the states would include an SDL function that would play an animation or wait for the player's inputs. These <text:span text:style-name="T24">functions</text:span> would cause the state machine to pause until the function had been resolved. Others would only stay active for a split second.</text:p>
      <text:p text:style-name="P24"/>
      <text:p text:style-name="P24"><text:span text:style-name="T17">The game would repeat this until the while loop's condition was broken and the game (or level) would end. </text:span>This condition w<text:span text:style-name="T25">as</text:span> broken by <text:span text:style-name="T25">the win or lose state changing the value of the result </text:span><text:soft-page-break/><text:span text:style-name="T25">variable. Currently, that is the only functionality these states have. However, as with the win and lose functions in the damage module, these exist to allow us to smoothly expand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creation-date>2016-01-13T11:52:40.662940646</meta:creation-date>
    <dc:date>2016-01-25T15:12:26.877851003</dc:date>
    <meta:editing-duration>PT5H21M7S</meta:editing-duration>
    <meta:editing-cycles>27</meta:editing-cycles>
    <meta:generator>LibreOffice/4.3.7.2$Linux_X86_64 LibreOffice_project/430$Build-2</meta:generator>
    <dc:creator>Liam Wardle</dc:creator>
    <meta:document-statistic meta:table-count="0" meta:image-count="0" meta:object-count="0" meta:page-count="9" meta:paragraph-count="51" meta:word-count="2258" meta:character-count="12633" meta:non-whitespace-character-count="10424"/>
  </office:meta>
</office:document-meta>
</file>